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13cm"/>
    </style:style>
    <style:style style:name="co2" style:family="table-column">
      <style:table-column-properties fo:break-before="auto" style:column-width="1.813cm"/>
    </style:style>
    <style:style style:name="co3" style:family="table-column">
      <style:table-column-properties fo:break-before="auto" style:column-width="1.658cm"/>
    </style:style>
    <style:style style:name="co4" style:family="table-column">
      <style:table-column-properties fo:break-before="auto" style:column-width="1.769cm"/>
    </style:style>
    <style:style style:name="co5" style:family="table-column">
      <style:table-column-properties fo:break-before="auto" style:column-width="1.438cm"/>
    </style:style>
    <style:style style:name="co6" style:family="table-column">
      <style:table-column-properties fo:break-before="auto" style:column-width="1.746cm"/>
    </style:style>
    <style:style style:name="co7" style:family="table-column">
      <style:table-column-properties fo:break-before="auto" style:column-width="2.93cm"/>
    </style:style>
    <style:style style:name="co8" style:family="table-column">
      <style:table-column-properties fo:break-before="auto" style:column-width="3.067cm"/>
    </style:style>
    <style:style style:name="co9" style:family="table-column">
      <style:table-column-properties fo:break-before="auto" style:column-width="2.477cm"/>
    </style:style>
    <style:style style:name="co10" style:family="table-column">
      <style:table-column-properties fo:break-before="auto" style:column-width="2.85cm"/>
    </style:style>
    <style:style style:name="co11" style:family="table-column">
      <style:table-column-properties fo:break-before="auto" style:column-width="1.572cm"/>
    </style:style>
    <style:style style:name="co12" style:family="table-column">
      <style:table-column-properties fo:break-before="auto" style:column-width="1.591cm"/>
    </style:style>
    <style:style style:name="co13" style:family="table-column">
      <style:table-column-properties fo:break-before="auto" style:column-width="2.595cm"/>
    </style:style>
    <style:style style:name="co14" style:family="table-column">
      <style:table-column-properties fo:break-before="auto" style:column-width="1.637cm"/>
    </style:style>
    <style:style style:name="co15" style:family="table-column">
      <style:table-column-properties fo:break-before="auto" style:column-width="0.51cm"/>
    </style:style>
    <style:style style:name="co16" style:family="table-column">
      <style:table-column-properties fo:break-before="auto" style:column-width="1.503cm"/>
    </style:style>
    <style:style style:name="ro1" style:family="table-row">
      <style:table-row-properties style:row-height="0.416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ro3" style:family="table-row">
      <style:table-row-properties style:row-height="0.903cm" fo:break-before="auto" style:use-optimal-row-height="true"/>
    </style:style>
    <style:style style:name="ta1" style:family="table" style:master-page-name="PageStyle_5f_Sheet2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e6ff00"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fo:background-color="#00dcff" style:text-align-source="fix" style:repeat-content="false" fo:border="non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fo:background-color="#23ff23" style:text-align-source="fix" style:repeat-content="false"/>
      <style:paragraph-properties fo:text-align="end" fo:margin-left="0cm"/>
    </style:style>
    <style:style style:name="ce6" style:family="table-cell" style:parent-style-name="Default" style:data-style-name="N120">
      <style:table-cell-properties fo:background-color="#00dcff" style:text-align-source="fix" style:repeat-content="false" fo:border="none"/>
      <style:paragraph-properties fo:text-align="end" fo:margin-left="0cm"/>
    </style:style>
    <style:style style:name="ce7" style:family="table-cell" style:parent-style-name="Default" style:data-style-name="N117">
      <style:table-cell-properties fo:background-color="#ffffcc" style:text-align-source="fix" style:repeat-content="false" fo:border="0.002cm solid #000000"/>
      <style:paragraph-properties fo:text-align="center" fo:margin-left="0cm"/>
    </style:style>
    <style:style style:name="ce8" style:family="table-cell" style:parent-style-name="Default" style:data-style-name="N120">
      <style:table-cell-properties fo:background-color="#00dcff" style:text-align-source="fix" style:repeat-content="false" fo:border="none"/>
      <style:paragraph-properties fo:text-align="center" fo:margin-left="0cm"/>
    </style:style>
    <style:style style:name="ce9" style:family="table-cell" style:parent-style-name="Default">
      <style:table-cell-properties fo:background-color="#23ff23"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60">
      <style:table-cell-properties fo:background-color="#ffffcc" style:text-align-source="fix" style:repeat-content="false" fo:border="0.002cm solid #000000"/>
      <style:paragraph-properties fo:text-align="center" fo:margin-left="0cm"/>
    </style:style>
    <style:style style:name="ce11" style:family="table-cell" style:parent-style-name="Default" style:data-style-name="N120">
      <style:table-cell-properties fo:background-color="#00dcff" style:text-align-source="fix" style:repeat-content="false" fo:border="none"/>
      <style:paragraph-properties fo:text-align="start" fo:margin-left="0cm"/>
    </style:style>
    <style:style style:name="ce12" style:family="table-cell" style:parent-style-name="Default" style:data-style-name="N119">
      <style:table-cell-properties fo:background-color="#23ff23"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fo:background-color="#00dcff" style:text-align-source="fix" style:repeat-content="false" fo:border="non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fo:background-color="#00dcff" fo:border="none"/>
    </style:style>
    <style:style style:name="ce16" style:family="table-cell" style:parent-style-name="Default">
      <style:table-cell-properties fo:background-color="#23ff23"/>
    </style:style>
    <style:style style:name="ce17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color="#ffff00"/>
    </style:style>
    <style:style style:name="ce18" style:family="table-cell" style:parent-style-name="Default">
      <style:table-cell-properties fo:background-color="#ffff00" fo:border="0.002cm solid #000000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118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</style:style>
    <style:style style:name="ce23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style:font-name="Verdana" style:font-name-asian="Arial Unicode MS" style:font-name-complex="Tahoma"/>
    </style:style>
    <style:style style:name="ce24" style:family="table-cell" style:parent-style-name="Default">
      <style:table-cell-properties fo:background-color="#23ff23" style:text-align-source="fix" style:repeat-content="false" fo:wrap-option="wrap"/>
      <style:paragraph-properties fo:text-align="end" fo:margin-left="0cm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end" fo:margin-left="0cm"/>
    </style:style>
    <style:style style:name="ce26" style:family="table-cell" style:parent-style-name="Default">
      <style:table-cell-properties fo:background-color="#0000ff" style:text-align-source="fix" style:repeat-content="false" fo:wrap-option="wrap" fo:border="0.002cm solid #000000"/>
      <style:paragraph-properties fo:text-align="center" fo:margin-left="0cm"/>
      <style:text-properties fo:color="#ffffff"/>
    </style:style>
    <style:style style:name="ce2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</style:style>
    <style:style style:name="ce28" style:family="table-cell" style:parent-style-name="Default">
      <style:table-cell-properties fo:wrap-option="wrap"/>
    </style:style>
    <style:style style:name="ce29" style:family="table-cell" style:parent-style-name="Default">
      <style:table-cell-properties fo:background-color="#0000ff" style:text-align-source="fix" style:repeat-content="false" fo:border="0.002cm solid #000000"/>
      <style:paragraph-properties fo:text-align="center" fo:margin-left="0cm"/>
      <style:text-properties fo:color="#ffffff"/>
    </style:style>
    <style:style style:name="ce30" style:family="table-cell" style:parent-style-name="Default" style:data-style-name="N2">
      <style:table-cell-properties style:text-align-source="fix" style:repeat-content="false" fo:border="0.002cm solid #000000"/>
      <style:paragraph-properties fo:text-align="center" fo:margin-left="0cm"/>
    </style:style>
    <style:style style:name="ce31" style:family="table-cell" style:parent-style-name="Default">
      <style:table-cell-properties fo:background-color="#00ffff" style:text-align-source="fix" style:repeat-content="false"/>
      <style:paragraph-properties fo:text-align="end" fo:margin-left="0cm"/>
    </style:style>
    <style:style style:name="ce32" style:family="table-cell" style:parent-style-name="Default" style:data-style-name="N119">
      <style:table-cell-properties fo:background-color="#00ffff" style:text-align-source="fix" style:repeat-content="false"/>
      <style:paragraph-properties fo:text-align="start" fo:margin-left="0cm"/>
    </style:style>
    <style:style style:name="ce33" style:family="table-cell" style:parent-style-name="Default">
      <style:table-cell-properties fo:background-color="#00ffff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5" style:family="table-cell" style:parent-style-name="Default" style:data-style-name="N119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Scansione in ddp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ce19"/>
        <table:table-column table:style-name="co8" table:default-cell-style-name="ce19"/>
        <table:table-column table:style-name="co9" table:number-columns-repeated="2" table:default-cell-style-name="ce19"/>
        <table:table-column table:style-name="co10" table:default-cell-style-name="ce19"/>
        <table:table-column table:style-name="co9" table:number-columns-repeated="1012" table:default-cell-style-name="Default"/>
        <table:table-row table:style-name="ro1">
          <table:table-cell table:style-name="ce1" office:value-type="string">
            <text:p>V(V)</text:p>
          </table:table-cell>
          <table:table-cell table:style-name="ce1" office:value-type="string" table:number-columns-spanned="6" table:number-rows-spanned="1">
            <text:p>Q(nC)</text:p>
          </table:table-cell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>
            <draw:frame table:end-cell-address="'Scansione in ddp'.M16" table:end-x="2.372cm" table:end-y="0.198cm" draw:z-index="0" draw:style-name="gr1" svg:width="13.644cm" svg:height="6.417cm" svg:x="2.477cm" svg:y="0.001cm">
              <draw:object draw:notify-on-update-of-ranges="'Scansione in ddp'.F1:'Scansione in ddp'.F1 'Scansione in ddp'.F3:'Scansione in ddp'.F8 'Scansione in ddp'.A3:'Scansione in ddp'.A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table:style-name="ce1"/>
          <table:table-cell table:style-name="ce1" office:value-type="string">
            <text:p>Segnale</text:p>
          </table:table-cell>
          <table:table-cell table:style-name="ce1" office:value-type="string">
            <text:p>Errore</text:p>
          </table:table-cell>
          <table:table-cell table:style-name="ce1" office:value-type="string">
            <text:p>Fondo</text:p>
          </table:table-cell>
          <table:table-cell table:style-name="ce1" office:value-type="string">
            <text:p>Errore</text:p>
          </table:table-cell>
          <table:table-cell table:style-name="ce1" office:value-type="string">
            <text:p>Totale</text:p>
          </table:table-cell>
          <table:table-cell table:style-name="ce1" office:value-type="string">
            <text:p>Errore</text:p>
          </table:table-cell>
          <table:table-cell table:number-columns-repeated="1017"/>
        </table:table-row>
        <table:table-row table:style-name="ro1">
          <table:table-cell table:style-name="ce2" office:value-type="float" office:value="60">
            <text:p>60</text:p>
          </table:table-cell>
          <table:table-cell table:style-name="ce2" office:value-type="float" office:value="19.32">
            <text:p>19.32</text:p>
          </table:table-cell>
          <table:table-cell table:style-name="ce7" office:value-type="float" office:value="0.005781">
            <text:p>0.006</text:p>
          </table:table-cell>
          <table:table-cell table:style-name="ce10" office:value-type="float" office:value="0.00544">
            <text:p>5.44E-003</text:p>
          </table:table-cell>
          <table:table-cell table:style-name="ce7" office:value-type="float" office:value="0.005965">
            <text:p>0.006</text:p>
          </table:table-cell>
          <table:table-cell table:style-name="ce2" table:formula="of:=([.B3]-[.D3])" office:value-type="float" office:value="19.31456">
            <text:p>19.31</text:p>
          </table:table-cell>
          <table:table-cell table:style-name="ce7" table:formula="of:=SQRT([.C3]^2+[.E3]^2)" office:value-type="float" office:value="0.00830669525142219">
            <text:p>0.008</text:p>
          </table:table-cell>
          <table:table-cell table:number-columns-repeated="1017"/>
        </table:table-row>
        <table:table-row table:style-name="ro1">
          <table:table-cell table:style-name="ce2" office:value-type="float" office:value="50">
            <text:p>50</text:p>
          </table:table-cell>
          <table:table-cell table:style-name="ce2" office:value-type="float" office:value="19.08">
            <text:p>19.08</text:p>
          </table:table-cell>
          <table:table-cell table:style-name="ce7" office:value-type="float" office:value="0.005077">
            <text:p>0.005</text:p>
          </table:table-cell>
          <table:table-cell table:style-name="ce2" office:value-type="float" office:value="0.007715">
            <text:p>0.01</text:p>
          </table:table-cell>
          <table:table-cell table:style-name="ce7" office:value-type="float" office:value="0.005291">
            <text:p>0.005</text:p>
          </table:table-cell>
          <table:table-cell table:style-name="ce2" table:formula="of:=([.B4]-[.D4])" office:value-type="float" office:value="19.072285">
            <text:p>19.07</text:p>
          </table:table-cell>
          <table:table-cell table:style-name="ce7" table:formula="of:=SQRT([.C4]^2+[.E4]^2)" office:value-type="float" office:value="0.00733284460492652">
            <text:p>0.007</text:p>
          </table:table-cell>
          <table:table-cell table:style-name="ce20"/>
          <table:table-cell table:formula="of:=8.854*0.049/[.G4]" office:value-type="float" office:value="59.1647612044749">
            <text:p>59.16</text:p>
          </table:table-cell>
          <table:table-cell table:number-columns-repeated="1015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2" office:value-type="float" office:value="16.1">
            <text:p>16.1</text:p>
          </table:table-cell>
          <table:table-cell table:style-name="ce7" office:value-type="float" office:value="0.009574">
            <text:p>0.010</text:p>
          </table:table-cell>
          <table:table-cell table:style-name="ce2" office:value-type="float" office:value="0.00726">
            <text:p>0.01</text:p>
          </table:table-cell>
          <table:table-cell table:style-name="ce7" office:value-type="float" office:value="0.005512">
            <text:p>0.006</text:p>
          </table:table-cell>
          <table:table-cell table:style-name="ce2" table:formula="of:=([.B5]-[.D5])" office:value-type="float" office:value="16.09274">
            <text:p>16.09</text:p>
          </table:table-cell>
          <table:table-cell table:style-name="ce7" table:formula="of:=SQRT([.C5]^2+[.E5]^2)" office:value-type="float" office:value="0.0110473354253413">
            <text:p>0.011</text:p>
          </table:table-cell>
          <table:table-cell table:number-columns-repeated="1017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 office:value-type="float" office:value="12.56">
            <text:p>12.56</text:p>
          </table:table-cell>
          <table:table-cell table:style-name="ce7" office:value-type="float" office:value="0.009498">
            <text:p>0.009</text:p>
          </table:table-cell>
          <table:table-cell table:style-name="ce2" office:value-type="float" office:value="0.004985">
            <text:p>0</text:p>
          </table:table-cell>
          <table:table-cell table:style-name="ce7" office:value-type="float" office:value="0.005124">
            <text:p>0.005</text:p>
          </table:table-cell>
          <table:table-cell table:style-name="ce2" table:formula="of:=([.B6]-[.D6])" office:value-type="float" office:value="12.555015">
            <text:p>12.56</text:p>
          </table:table-cell>
          <table:table-cell table:style-name="ce7" table:formula="of:=SQRT([.C6]^2+[.E6]^2)" office:value-type="float" office:value="0.01079200537435">
            <text:p>0.011</text:p>
          </table:table-cell>
          <table:table-cell table:number-columns-repeated="1017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float" office:value="8.62">
            <text:p>8.62</text:p>
          </table:table-cell>
          <table:table-cell table:style-name="ce7" office:value-type="float" office:value="0.009218">
            <text:p>0.009</text:p>
          </table:table-cell>
          <table:table-cell table:style-name="ce2" office:value-type="float" office:value="0.004985">
            <text:p>0</text:p>
          </table:table-cell>
          <table:table-cell table:style-name="ce7" office:value-type="float" office:value="0.005124">
            <text:p>0.005</text:p>
          </table:table-cell>
          <table:table-cell table:style-name="ce2" table:formula="of:=([.B7]-[.D7])" office:value-type="float" office:value="8.615015">
            <text:p>8.62</text:p>
          </table:table-cell>
          <table:table-cell table:style-name="ce7" table:formula="of:=SQRT([.C7]^2+[.E7]^2)" office:value-type="float" office:value="0.0105464164529948">
            <text:p>0.011</text:p>
          </table:table-cell>
          <table:table-cell table:number-columns-repeated="1017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float" office:value="4.294">
            <text:p>4.29</text:p>
          </table:table-cell>
          <table:table-cell table:style-name="ce7" office:value-type="float" office:value="0.008902">
            <text:p>0.009</text:p>
          </table:table-cell>
          <table:table-cell table:style-name="ce2" office:value-type="float" office:value="0.004985">
            <text:p>0</text:p>
          </table:table-cell>
          <table:table-cell table:style-name="ce7" office:value-type="float" office:value="0.005124">
            <text:p>0.005</text:p>
          </table:table-cell>
          <table:table-cell table:style-name="ce2" table:formula="of:=([.B8]-[.D8])" office:value-type="float" office:value="4.289015">
            <text:p>4.29</text:p>
          </table:table-cell>
          <table:table-cell table:style-name="ce7" table:formula="of:=SQRT([.C8]^2+[.E8]^2)" office:value-type="float" office:value="0.0102713669976299">
            <text:p>0.01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Capacità</text:p>
          </table:table-cell>
          <table:table-cell table:style-name="ce6" table:formula="of:=([.H30]*[.I30]-[.J30]*[.K30])/([.H30]*[.L30]-[.J30]*[.J30])" office:value-type="float" office:value="0.310099090409962">
            <text:p>0.31010</text:p>
          </table:table-cell>
          <table:table-cell table:style-name="ce8" office:value-type="string">
            <text:p>±</text:p>
          </table:table-cell>
          <table:table-cell table:style-name="ce11" table:formula="of:=SQRT([.H30]/([.H30]*[.L30]-[.J30]*[.J30]))" office:value-type="float" office:value="0.000220531074880013">
            <text:p>0.00022</text:p>
          </table:table-cell>
          <table:table-cell table:style-name="ce13" office:value-type="string">
            <text:p>±</text:p>
          </table:table-cell>
          <table:table-cell table:style-name="ce11" table:formula="of:=([.B10]/([.B10]+10)*[.B10])/SQRT(12)" office:value-type="float" office:value="0.00269244922738575">
            <text:p>0.00269</text:p>
          </table:table-cell>
          <table:table-cell table:style-name="ce15" office:value-type="string">
            <text:p>nF</text:p>
          </table:table-cell>
          <table:table-cell table:number-columns-repeated="1017"/>
        </table:table-row>
        <table:table-row table:style-name="ro1">
          <table:table-cell table:style-name="ce4" table:number-columns-repeated="3"/>
          <table:table-cell table:number-columns-repeated="2"/>
          <table:table-cell table:style-name="ce14"/>
          <table:table-cell table:number-columns-repeated="1018"/>
        </table:table-row>
        <table:table-row table:style-name="ro1">
          <table:table-cell table:style-name="ce5" office:value-type="string">
            <text:p>d</text:p>
          </table:table-cell>
          <table:table-cell table:style-name="ce5" table:formula="of:=8.854*0.049/[.B10]" office:value-type="float" office:value="1.3990560224683">
            <text:p>1.4</text:p>
          </table:table-cell>
          <table:table-cell table:style-name="ce9" office:value-type="string">
            <text:p>±</text:p>
          </table:table-cell>
          <table:table-cell table:style-name="ce12" table:formula="of:=[.B12]*[.D10]/[.B10]" office:value-type="float" office:value="0.000994957218495536">
            <text:p>0.0010</text:p>
          </table:table-cell>
          <table:table-cell table:style-name="ce9" office:value-type="string">
            <text:p>±</text:p>
          </table:table-cell>
          <table:table-cell table:style-name="ce12" table:formula="of:=[.B12]*[.F10]/[.B10]" office:value-type="float" office:value="0.0121473665136657">
            <text:p>0.0121</text:p>
          </table:table-cell>
          <table:table-cell table:style-name="ce16" office:value-type="string">
            <text:p>mm</text:p>
          </table:table-cell>
          <table:table-cell table:number-columns-repeated="101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6"/>
          <table:table-cell table:style-name="ce17" office:value-type="string" table:number-columns-spanned="6" table:number-rows-spanned="1">
            <text:p>Calcolo dell'errore sulla pendenza (interpolazione lineare con errori variabili)</text:p>
          </table:table-cell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table-cell table:number-columns-repeated="1012"/>
        </table:table-row>
        <table:table-row table:style-name="ro1">
          <table:table-cell table:number-columns-repeated="6"/>
          <table:table-cell table:style-name="ce18"/>
          <table:table-cell table:style-name="ce22" table:number-columns-repeated="5"/>
          <table:table-cell table:number-columns-repeated="1012"/>
        </table:table-row>
        <table:table-row table:style-name="ro1">
          <table:table-cell table:number-columns-repeated="6"/>
          <table:table-cell table:style-name="ce18"/>
          <table:table-cell table:style-name="ce22" office:value-type="string">
            <text:p>1/sigma^2</text:p>
          </table:table-cell>
          <table:table-cell table:style-name="ce22" office:value-type="string">
            <text:p>(x*y)/sigma^2</text:p>
          </table:table-cell>
          <table:table-cell table:style-name="ce22" office:value-type="string">
            <text:p>x/sigma^2</text:p>
          </table:table-cell>
          <table:table-cell table:style-name="ce23" office:value-type="string">
            <text:p>y/sigma^2</text:p>
          </table:table-cell>
          <table:table-cell table:style-name="ce22" office:value-type="string">
            <text:p>x^2/sigma^2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18"/>
          <table:table-cell table:style-name="ce22" table:number-columns-repeated="3"/>
          <table:table-cell table:style-name="ce23"/>
          <table:table-cell table:style-name="ce22"/>
          <table:table-cell table:number-columns-repeated="1012"/>
        </table:table-row>
        <table:table-row table:style-name="ro1">
          <table:table-cell table:number-columns-repeated="6"/>
          <table:table-cell table:style-name="ce18"/>
          <table:table-cell table:style-name="ce22" table:formula="of:=1/([.G3]*[.G3])" office:value-type="float" office:value="14492.5045201397">
            <text:p>14492.5</text:p>
          </table:table-cell>
          <table:table-cell table:style-name="ce22" table:formula="of:=[.A3]*[.F3]/[.G3]^2" office:value-type="float" office:value="16794980.8862706">
            <text:p>16794980.89</text:p>
          </table:table-cell>
          <table:table-cell table:style-name="ce22" table:formula="of:=[.A3]/[.G3]^2" office:value-type="float" office:value="869550.271208382">
            <text:p>869550.27</text:p>
          </table:table-cell>
          <table:table-cell table:style-name="ce22" table:formula="of:=[.F3]/[.G3]^2" office:value-type="float" office:value="279916.348104509">
            <text:p>279916.35</text:p>
          </table:table-cell>
          <table:table-cell table:style-name="ce22" table:formula="of:=[.A3]*[.A3]/[.G3]^2" office:value-type="float" office:value="52173016.2725029">
            <text:p>52173016.27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18"/>
          <table:table-cell table:style-name="ce22" table:formula="of:=1/([.G4]*[.G4])" office:value-type="float" office:value="18597.5200950854">
            <text:p>18597.52</text:p>
          </table:table-cell>
          <table:table-cell table:style-name="ce22" table:formula="of:=[.A4]*[.F4]/[.G4]^2" office:value-type="float" office:value="17734860.1773348">
            <text:p>17734860.18</text:p>
          </table:table-cell>
          <table:table-cell table:style-name="ce22" table:formula="of:=[.A4]/[.G4]^2" office:value-type="float" office:value="929876.00475427">
            <text:p>929876</text:p>
          </table:table-cell>
          <table:table-cell table:style-name="ce22" table:formula="of:=[.F4]/[.G4]^2" office:value-type="float" office:value="354697.203546696">
            <text:p>354697.2</text:p>
          </table:table-cell>
          <table:table-cell table:style-name="ce22" table:formula="of:=[.A4]*[.A4]/[.G4]^2" office:value-type="float" office:value="46493800.2377135">
            <text:p>46493800.24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18"/>
          <table:table-cell table:style-name="ce22" table:formula="of:=1/([.G5]*[.G5])" office:value-type="float" office:value="8193.79169513327">
            <text:p>8193.79</text:p>
          </table:table-cell>
          <table:table-cell table:style-name="ce22" table:formula="of:=[.A5]*[.F5]/[.G5]^2" office:value-type="float" office:value="5274422.37455756">
            <text:p>5274422.37</text:p>
          </table:table-cell>
          <table:table-cell table:style-name="ce22" table:formula="of:=[.A5]/[.G5]^2" office:value-type="float" office:value="327751.667805331">
            <text:p>327751.67</text:p>
          </table:table-cell>
          <table:table-cell table:style-name="ce22" table:formula="of:=[.F5]/[.G5]^2" office:value-type="float" office:value="131860.559363939">
            <text:p>131860.56</text:p>
          </table:table-cell>
          <table:table-cell table:style-name="ce22" table:formula="of:=[.A5]*[.A5]/[.G5]^2" office:value-type="float" office:value="13110066.7122132">
            <text:p>13110066.71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18"/>
          <table:table-cell table:style-name="ce22" table:formula="of:=1/([.G6]*[.G6])" office:value-type="float" office:value="8586.09509375072">
            <text:p>8586.1</text:p>
          </table:table-cell>
          <table:table-cell table:style-name="ce22" table:formula="of:=[.A6]*[.F6]/[.G6]^2" office:value-type="float" office:value="3233956.580804">
            <text:p>3233956.58</text:p>
          </table:table-cell>
          <table:table-cell table:style-name="ce22" table:formula="of:=[.A6]/[.G6]^2" office:value-type="float" office:value="257582.852812521">
            <text:p>257582.85</text:p>
          </table:table-cell>
          <table:table-cell table:style-name="ce22" table:formula="of:=[.F6]/[.G6]^2" office:value-type="float" office:value="107798.552693467">
            <text:p>107798.55</text:p>
          </table:table-cell>
          <table:table-cell table:style-name="ce22" table:formula="of:=[.A6]*[.A6]/[.G6]^2" office:value-type="float" office:value="7727485.58437564">
            <text:p>7727485.58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18"/>
          <table:table-cell table:style-name="ce22" table:formula="of:=1/([.G7]*[.G7])" office:value-type="float" office:value="8990.63086357707">
            <text:p>8990.63</text:p>
          </table:table-cell>
          <table:table-cell table:style-name="ce22" table:formula="of:=[.A7]*[.F7]/[.G7]^2" office:value-type="float" office:value="1549088.39498359">
            <text:p>1549088.39</text:p>
          </table:table-cell>
          <table:table-cell table:style-name="ce22" table:formula="of:=[.A7]/[.G7]^2" office:value-type="float" office:value="179812.617271541">
            <text:p>179812.62</text:p>
          </table:table-cell>
          <table:table-cell table:style-name="ce22" table:formula="of:=[.F7]/[.G7]^2" office:value-type="float" office:value="77454.4197491794">
            <text:p>77454.42</text:p>
          </table:table-cell>
          <table:table-cell table:style-name="ce22" table:formula="of:=[.A7]*[.A7]/[.G7]^2" office:value-type="float" office:value="3596252.34543083">
            <text:p>3596252.35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18"/>
          <table:table-cell table:style-name="ce22" table:formula="of:=1/([.G8]*[.G8])" office:value-type="float" office:value="9478.58493826313">
            <text:p>9478.58</text:p>
          </table:table-cell>
          <table:table-cell table:style-name="ce22" table:formula="of:=[.A8]*[.F8]/[.G8]^2" office:value-type="float" office:value="406537.929789846">
            <text:p>406537.93</text:p>
          </table:table-cell>
          <table:table-cell table:style-name="ce22" table:formula="of:=[.A8]/[.G8]^2" office:value-type="float" office:value="94785.8493826313">
            <text:p>94785.85</text:p>
          </table:table-cell>
          <table:table-cell table:style-name="ce22" table:formula="of:=[.F8]/[.G8]^2" office:value-type="float" office:value="40653.7929789846">
            <text:p>40653.79</text:p>
          </table:table-cell>
          <table:table-cell table:style-name="ce22" table:formula="of:=[.A8]*[.A8]/[.G8]^2" office:value-type="float" office:value="947858.493826313">
            <text:p>947858.49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18"/>
          <table:table-cell table:style-name="ce22" table:number-columns-repeated="5"/>
          <table:table-cell table:number-columns-repeated="1012"/>
        </table:table-row>
        <table:table-row table:style-name="ro1">
          <table:table-cell table:number-columns-repeated="6"/>
          <table:table-cell table:style-name="ce18" office:value-type="string">
            <text:p>Somme</text:p>
          </table:table-cell>
          <table:table-cell table:style-name="ce22" table:formula="of:=SUM([.H23:.H28])" office:value-type="float" office:value="68339.1272059493">
            <text:p>68339.13</text:p>
          </table:table-cell>
          <table:table-cell table:style-name="ce22" table:formula="of:=SUM([.I23:.I28])" office:value-type="float" office:value="44993846.3437403">
            <text:p>44993846.34</text:p>
          </table:table-cell>
          <table:table-cell table:style-name="ce22" table:formula="of:=SUM([.J23:.J28])" office:value-type="float" office:value="2659359.26323468">
            <text:p>2659359.26</text:p>
          </table:table-cell>
          <table:table-cell table:style-name="ce22" table:formula="of:=SUM([.K23:.K28])" office:value-type="float" office:value="992380.876436775">
            <text:p>992380.88</text:p>
          </table:table-cell>
          <table:table-cell table:style-name="ce22" table:formula="of:=SUM([.L23:.L28])" office:value-type="float" office:value="124048479.646062">
            <text:p>124048479.6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ansione in posizione" table:style-name="ta2" table:print="false">
        <office:forms form:automatic-focus="false" form:apply-design-mode="false"/>
        <table:table-column table:style-name="co11" table:default-cell-style-name="Default"/>
        <table:table-column table:style-name="co11" table:default-cell-style-name="ce28"/>
        <table:table-column table:style-name="co12" table:default-cell-style-name="Default"/>
        <table:table-column table:style-name="co13" table:default-cell-style-name="Default"/>
        <table:table-column table:style-name="co9" table:number-columns-repeated="4" table:default-cell-style-name="Default"/>
        <table:table-column table:style-name="co14" table:default-cell-style-name="ce14"/>
        <table:table-column table:style-name="co15" table:default-cell-style-name="Default"/>
        <table:table-column table:style-name="co16" table:default-cell-style-name="Default"/>
        <table:table-column table:style-name="co9" table:number-columns-repeated="1013" table:default-cell-style-name="Default"/>
        <table:table-row table:style-name="ro2">
          <table:table-cell/>
          <table:table-cell table:style-name="ce24" office:value-type="string">
            <text:p>V=</text:p>
          </table:table-cell>
          <table:table-cell table:style-name="ce16" office:value-type="float" office:value="60">
            <text:p>60</text:p>
          </table:table-cell>
          <table:table-cell table:style-name="ce16" office:value-type="string">
            <text:p>V</text:p>
          </table:table-cell>
          <table:table-cell table:style-name="ce31" office:value-type="string">
            <text:p>Passo =</text:p>
          </table:table-cell>
          <table:table-cell table:style-name="ce32" office:value-type="float" office:value="1.5">
            <text:p>1.5000</text:p>
          </table:table-cell>
          <table:table-cell table:style-name="ce33" office:value-type="string">
            <text:p>mm</text:p>
          </table:table-cell>
          <table:table-cell/>
          <table:table-cell table:style-name="Default">
            <draw:frame table:end-cell-address="'Scansione in posizione'.N28" table:end-x="2.008cm" table:end-y="0.226cm" draw:z-index="0" draw:style-name="gr1" svg:width="10.165cm" svg:height="12.869cm" svg:x="0.413cm" svg:y="0.373cm">
              <draw:object draw:notify-on-update-of-ranges="'Scansione in posizione'.H3:'Scansione in posizione'.H3 'Scansione in posizione'.H4:'Scansione in posizione'.H25 'Scansione in posizione'.G4:'Scansione in posizione'.G2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/>
          <table:table-cell table:style-name="ce25"/>
          <table:table-cell table:number-columns-repeated="5"/>
          <table:table-cell table:style-name="ce4"/>
          <table:table-cell table:style-name="ce35"/>
          <table:table-cell table:number-columns-repeated="1015"/>
        </table:table-row>
        <table:table-row table:style-name="ro3">
          <table:table-cell/>
          <table:table-cell table:style-name="ce26" office:value-type="string">
            <text:p>numero di giri</text:p>
          </table:table-cell>
          <table:table-cell table:style-name="ce29" office:value-type="string">
            <text:p>d (mm)</text:p>
          </table:table-cell>
          <table:table-cell table:style-name="ce29" office:value-type="string">
            <text:p>(d-d0) (mm)</text:p>
          </table:table-cell>
          <table:table-cell table:style-name="ce29" office:value-type="string">
            <text:p>segnale(nC)</text:p>
          </table:table-cell>
          <table:table-cell table:style-name="ce29" office:value-type="string">
            <text:p>fondo(nC)</text:p>
          </table:table-cell>
          <table:table-cell table:style-name="ce29" office:value-type="string">
            <text:p>Q(nC)</text:p>
          </table:table-cell>
          <table:table-cell table:style-name="ce29" office:value-type="string">
            <text:p>1/d (mm^-1)</text:p>
          </table:table-cell>
          <table:table-cell table:number-columns-repeated="1016"/>
        </table:table-row>
        <table:table-row table:style-name="ro2">
          <table:table-cell/>
          <table:table-cell table:style-name="ce27" office:value-type="float" office:value="0">
            <text:p>0</text:p>
          </table:table-cell>
          <table:table-cell table:style-name="ce30" table:formula="of:=['Scansione in ddp'.B12]" office:value-type="float" office:value="1.3990560224683">
            <text:p>1.40</text:p>
          </table:table-cell>
          <table:table-cell table:style-name="ce30" table:formula="of:=[.C4]-[.$C$4]" office:value-type="float" office:value="0">
            <text:p>0.00</text:p>
          </table:table-cell>
          <table:table-cell table:style-name="ce30" table:formula="of:=['Scansione in ddp'.B3]" office:value-type="float" office:value="19.32">
            <text:p>19.32</text:p>
          </table:table-cell>
          <table:table-cell table:style-name="ce30" table:formula="of:=['Scansione in ddp'.D3]" office:value-type="float" office:value="0.00544">
            <text:p>0.01</text:p>
          </table:table-cell>
          <table:table-cell table:style-name="ce30" table:formula="of:=[.E4]-[.F4]" office:value-type="float" office:value="19.31456">
            <text:p>19.31</text:p>
          </table:table-cell>
          <table:table-cell table:style-name="ce34" table:formula="of:=1/[.C4]" office:value-type="float" office:value="0.714767660437025">
            <text:p>0.71</text:p>
          </table:table-cell>
          <table:table-cell table:number-columns-repeated="1016"/>
        </table:table-row>
        <table:table-row table:style-name="ro2">
          <table:table-cell/>
          <table:table-cell table:style-name="ce27" office:value-type="float" office:value="0.5">
            <text:p>0.5</text:p>
          </table:table-cell>
          <table:table-cell table:style-name="ce30" table:formula="of:=[.B5]*[.$F$1]+[.$C$4]" office:value-type="float" office:value="2.1490560224683">
            <text:p>2.15</text:p>
          </table:table-cell>
          <table:table-cell table:style-name="ce30" table:formula="of:=[.C5]-[.$C$4]" office:value-type="float" office:value="0.75">
            <text:p>0.75</text:p>
          </table:table-cell>
          <table:table-cell table:style-name="ce30" office:value-type="float" office:value="19.31">
            <text:p>19.31</text:p>
          </table:table-cell>
          <table:table-cell table:style-name="ce30" office:value-type="float" office:value="0.002254">
            <text:p>0.00</text:p>
          </table:table-cell>
          <table:table-cell table:style-name="ce30" table:formula="of:=[.E5]-[.F5]" office:value-type="float" office:value="19.307746">
            <text:p>19.31</text:p>
          </table:table-cell>
          <table:table-cell table:style-name="ce34" table:formula="of:=1/[.C5]" office:value-type="float" office:value="0.465320582406897">
            <text:p>0.47</text:p>
          </table:table-cell>
          <table:table-cell table:number-columns-repeated="1016"/>
        </table:table-row>
        <table:table-row table:style-name="ro2">
          <table:table-cell/>
          <table:table-cell table:style-name="ce27" office:value-type="float" office:value="1">
            <text:p>1</text:p>
          </table:table-cell>
          <table:table-cell table:style-name="ce30" table:formula="of:=[.B6]*[.$F$1]+[.$C$4]" office:value-type="float" office:value="2.8990560224683">
            <text:p>2.90</text:p>
          </table:table-cell>
          <table:table-cell table:style-name="ce30" table:formula="of:=[.C6]-[.$C$4]" office:value-type="float" office:value="1.5">
            <text:p>1.50</text:p>
          </table:table-cell>
          <table:table-cell table:style-name="ce30" office:value-type="float" office:value="15.32">
            <text:p>15.32</text:p>
          </table:table-cell>
          <table:table-cell table:style-name="ce30" office:value-type="float" office:value="0.00817">
            <text:p>0.01</text:p>
          </table:table-cell>
          <table:table-cell table:style-name="ce30" table:formula="of:=[.E6]-[.F6]" office:value-type="float" office:value="15.31183">
            <text:p>15.31</text:p>
          </table:table-cell>
          <table:table-cell table:style-name="ce34" table:formula="of:=1/[.C6]" office:value-type="float" office:value="0.344939867408489">
            <text:p>0.34</text:p>
          </table:table-cell>
          <table:table-cell table:number-columns-repeated="1016"/>
        </table:table-row>
        <table:table-row table:style-name="ro2">
          <table:table-cell/>
          <table:table-cell table:style-name="ce27" office:value-type="float" office:value="1.5">
            <text:p>1.5</text:p>
          </table:table-cell>
          <table:table-cell table:style-name="ce30" table:formula="of:=[.B7]*[.$F$1]+[.$C$4]" office:value-type="float" office:value="3.6490560224683">
            <text:p>3.65</text:p>
          </table:table-cell>
          <table:table-cell table:style-name="ce30" table:formula="of:=[.C7]-[.$C$4]" office:value-type="float" office:value="2.25">
            <text:p>2.25</text:p>
          </table:table-cell>
          <table:table-cell table:style-name="ce30" office:value-type="float" office:value="11.1">
            <text:p>11.10</text:p>
          </table:table-cell>
          <table:table-cell table:style-name="ce30" office:value-type="float" office:value="0.004985">
            <text:p>0.00</text:p>
          </table:table-cell>
          <table:table-cell table:style-name="ce30" table:formula="of:=[.E7]-[.F7]" office:value-type="float" office:value="11.095015">
            <text:p>11.10</text:p>
          </table:table-cell>
          <table:table-cell table:style-name="ce34" table:formula="of:=1/[.C7]" office:value-type="float" office:value="0.274043476954782">
            <text:p>0.27</text:p>
          </table:table-cell>
          <table:table-cell table:number-columns-repeated="1016"/>
        </table:table-row>
        <table:table-row table:style-name="ro2">
          <table:table-cell/>
          <table:table-cell table:style-name="ce27" office:value-type="float" office:value="2">
            <text:p>2</text:p>
          </table:table-cell>
          <table:table-cell table:style-name="ce30" table:formula="of:=[.B8]*[.$F$1]+[.$C$4]" office:value-type="float" office:value="4.3990560224683">
            <text:p>4.40</text:p>
          </table:table-cell>
          <table:table-cell table:style-name="ce30" table:formula="of:=[.C8]-[.$C$4]" office:value-type="float" office:value="3">
            <text:p>3.00</text:p>
          </table:table-cell>
          <table:table-cell table:style-name="ce30" office:value-type="float" office:value="8.972">
            <text:p>8.97</text:p>
          </table:table-cell>
          <table:table-cell table:style-name="ce30" office:value-type="float" office:value="0.00635">
            <text:p>0.01</text:p>
          </table:table-cell>
          <table:table-cell table:style-name="ce30" table:formula="of:=[.E8]-[.F8]" office:value-type="float" office:value="8.96565">
            <text:p>8.97</text:p>
          </table:table-cell>
          <table:table-cell table:style-name="ce34" table:formula="of:=1/[.C8]" office:value-type="float" office:value="0.227321496905807">
            <text:p>0.23</text:p>
          </table:table-cell>
          <table:table-cell table:number-columns-repeated="1016"/>
        </table:table-row>
        <table:table-row table:style-name="ro2">
          <table:table-cell/>
          <table:table-cell table:style-name="ce27" office:value-type="float" office:value="2.5">
            <text:p>2.5</text:p>
          </table:table-cell>
          <table:table-cell table:style-name="ce30" table:formula="of:=[.B9]*[.$F$1]+[.$C$4]" office:value-type="float" office:value="5.1490560224683">
            <text:p>5.15</text:p>
          </table:table-cell>
          <table:table-cell table:style-name="ce30" table:formula="of:=[.C9]-[.$C$4]" office:value-type="float" office:value="3.75">
            <text:p>3.75</text:p>
          </table:table-cell>
          <table:table-cell table:style-name="ce30" office:value-type="float" office:value="7.646">
            <text:p>7.65</text:p>
          </table:table-cell>
          <table:table-cell table:style-name="ce30" office:value-type="float" office:value="0.00544">
            <text:p>0.01</text:p>
          </table:table-cell>
          <table:table-cell table:style-name="ce30" table:formula="of:=[.E9]-[.F9]" office:value-type="float" office:value="7.64056">
            <text:p>7.64</text:p>
          </table:table-cell>
          <table:table-cell table:style-name="ce34" table:formula="of:=1/[.C9]" office:value-type="float" office:value="0.194210355380952">
            <text:p>0.19</text:p>
          </table:table-cell>
          <table:table-cell table:number-columns-repeated="1016"/>
        </table:table-row>
        <table:table-row table:style-name="ro2">
          <table:table-cell/>
          <table:table-cell table:style-name="ce27" office:value-type="float" office:value="3">
            <text:p>3</text:p>
          </table:table-cell>
          <table:table-cell table:style-name="ce30" table:formula="of:=[.B10]*[.$F$1]+[.$C$4]" office:value-type="float" office:value="5.8990560224683">
            <text:p>5.90</text:p>
          </table:table-cell>
          <table:table-cell table:style-name="ce30" table:formula="of:=[.C10]-[.$C$4]" office:value-type="float" office:value="4.5">
            <text:p>4.50</text:p>
          </table:table-cell>
          <table:table-cell table:style-name="ce30" office:value-type="float" office:value="6.686">
            <text:p>6.69</text:p>
          </table:table-cell>
          <table:table-cell table:style-name="ce30" office:value-type="float" office:value="0.003164">
            <text:p>0.00</text:p>
          </table:table-cell>
          <table:table-cell table:style-name="ce30" table:formula="of:=[.E10]-[.F10]" office:value-type="float" office:value="6.682836">
            <text:p>6.68</text:p>
          </table:table-cell>
          <table:table-cell table:style-name="ce34" table:formula="of:=1/[.C10]" office:value-type="float" office:value="0.169518647761812">
            <text:p>0.17</text:p>
          </table:table-cell>
          <table:table-cell table:number-columns-repeated="1016"/>
        </table:table-row>
        <table:table-row table:style-name="ro2">
          <table:table-cell/>
          <table:table-cell table:style-name="ce27" office:value-type="float" office:value="3.5">
            <text:p>3.5</text:p>
          </table:table-cell>
          <table:table-cell table:style-name="ce30" table:formula="of:=[.B11]*[.$F$1]+[.$C$4]" office:value-type="float" office:value="6.6490560224683">
            <text:p>6.65</text:p>
          </table:table-cell>
          <table:table-cell table:style-name="ce30" table:formula="of:=[.C11]-[.$C$4]" office:value-type="float" office:value="5.25">
            <text:p>5.25</text:p>
          </table:table-cell>
          <table:table-cell table:style-name="ce30" office:value-type="float" office:value="6">
            <text:p>6.00</text:p>
          </table:table-cell>
          <table:table-cell table:style-name="ce30" office:value-type="float" office:value="0.003164">
            <text:p>0.00</text:p>
          </table:table-cell>
          <table:table-cell table:style-name="ce30" table:formula="of:=[.E11]-[.F11]" office:value-type="float" office:value="5.996836">
            <text:p>6.00</text:p>
          </table:table-cell>
          <table:table-cell table:style-name="ce34" table:formula="of:=1/[.C11]" office:value-type="float" office:value="0.150397288971672">
            <text:p>0.15</text:p>
          </table:table-cell>
          <table:table-cell table:number-columns-repeated="1016"/>
        </table:table-row>
        <table:table-row table:style-name="ro2">
          <table:table-cell/>
          <table:table-cell table:style-name="ce27" office:value-type="float" office:value="4">
            <text:p>4</text:p>
          </table:table-cell>
          <table:table-cell table:style-name="ce30" table:formula="of:=[.B12]*[.$F$1]+[.$C$4]" office:value-type="float" office:value="7.3990560224683">
            <text:p>7.40</text:p>
          </table:table-cell>
          <table:table-cell table:style-name="ce30" table:formula="of:=[.C12]-[.$C$4]" office:value-type="float" office:value="6">
            <text:p>6.00</text:p>
          </table:table-cell>
          <table:table-cell table:style-name="ce30" office:value-type="float" office:value="5.429">
            <text:p>5.43</text:p>
          </table:table-cell>
          <table:table-cell table:style-name="ce30" office:value-type="float" office:value="0.002254">
            <text:p>0.00</text:p>
          </table:table-cell>
          <table:table-cell table:style-name="ce30" table:formula="of:=[.E12]-[.F12]" office:value-type="float" office:value="5.426746">
            <text:p>5.43</text:p>
          </table:table-cell>
          <table:table-cell table:style-name="ce34" table:formula="of:=1/[.C12]" office:value-type="float" office:value="0.135152375784608">
            <text:p>0.14</text:p>
          </table:table-cell>
          <table:table-cell table:number-columns-repeated="1016"/>
        </table:table-row>
        <table:table-row table:style-name="ro2">
          <table:table-cell/>
          <table:table-cell table:style-name="ce27" office:value-type="float" office:value="4.5">
            <text:p>4.5</text:p>
          </table:table-cell>
          <table:table-cell table:style-name="ce30" table:formula="of:=[.B13]*[.$F$1]+[.$C$4]" office:value-type="float" office:value="8.1490560224683">
            <text:p>8.15</text:p>
          </table:table-cell>
          <table:table-cell table:style-name="ce30" table:formula="of:=[.C13]-[.$C$4]" office:value-type="float" office:value="6.75">
            <text:p>6.75</text:p>
          </table:table-cell>
          <table:table-cell table:style-name="ce30" office:value-type="float" office:value="5.011">
            <text:p>5.01</text:p>
          </table:table-cell>
          <table:table-cell table:style-name="ce30" office:value-type="float" office:value="0.002254">
            <text:p>0.00</text:p>
          </table:table-cell>
          <table:table-cell table:style-name="ce30" table:formula="of:=[.E13]-[.F13]" office:value-type="float" office:value="5.008746">
            <text:p>5.01</text:p>
          </table:table-cell>
          <table:table-cell table:style-name="ce34" table:formula="of:=1/[.C13]" office:value-type="float" office:value="0.122713599862712">
            <text:p>0.12</text:p>
          </table:table-cell>
          <table:table-cell table:number-columns-repeated="1016"/>
        </table:table-row>
        <table:table-row table:style-name="ro2">
          <table:table-cell/>
          <table:table-cell table:style-name="ce27" office:value-type="float" office:value="5">
            <text:p>5</text:p>
          </table:table-cell>
          <table:table-cell table:style-name="ce30" table:formula="of:=[.B14]*[.$F$1]+[.$C$4]" office:value-type="float" office:value="8.8990560224683">
            <text:p>8.90</text:p>
          </table:table-cell>
          <table:table-cell table:style-name="ce30" table:formula="of:=[.C14]-[.$C$4]" office:value-type="float" office:value="7.5">
            <text:p>7.50</text:p>
          </table:table-cell>
          <table:table-cell table:style-name="ce30" office:value-type="float" office:value="4.665">
            <text:p>4.67</text:p>
          </table:table-cell>
          <table:table-cell table:style-name="ce30" office:value-type="float" office:value="0.00453">
            <text:p>0.00</text:p>
          </table:table-cell>
          <table:table-cell table:style-name="ce30" table:formula="of:=[.E14]-[.F14]" office:value-type="float" office:value="4.66047">
            <text:p>4.66</text:p>
          </table:table-cell>
          <table:table-cell table:style-name="ce34" table:formula="of:=1/[.C14]" office:value-type="float" office:value="0.112371469229456">
            <text:p>0.11</text:p>
          </table:table-cell>
          <table:table-cell table:number-columns-repeated="1016"/>
        </table:table-row>
        <table:table-row table:style-name="ro2">
          <table:table-cell/>
          <table:table-cell table:style-name="ce27" office:value-type="float" office:value="5.5">
            <text:p>5.5</text:p>
          </table:table-cell>
          <table:table-cell table:style-name="ce30" table:formula="of:=[.B15]*[.$F$1]+[.$C$4]" office:value-type="float" office:value="9.6490560224683">
            <text:p>9.65</text:p>
          </table:table-cell>
          <table:table-cell table:style-name="ce30" table:formula="of:=[.C15]-[.$C$4]" office:value-type="float" office:value="8.25">
            <text:p>8.25</text:p>
          </table:table-cell>
          <table:table-cell table:style-name="ce30" office:value-type="float" office:value="4.377">
            <text:p>4.38</text:p>
          </table:table-cell>
          <table:table-cell table:style-name="ce30" office:value-type="float" office:value="0.00544">
            <text:p>0.01</text:p>
          </table:table-cell>
          <table:table-cell table:style-name="ce30" table:formula="of:=[.E15]-[.F15]" office:value-type="float" office:value="4.37156">
            <text:p>4.37</text:p>
          </table:table-cell>
          <table:table-cell table:style-name="ce34" table:formula="of:=1/[.C15]" office:value-type="float" office:value="0.103637080940503">
            <text:p>0.1</text:p>
          </table:table-cell>
          <table:table-cell table:number-columns-repeated="1016"/>
        </table:table-row>
        <table:table-row table:style-name="ro2">
          <table:table-cell/>
          <table:table-cell table:style-name="ce27" office:value-type="float" office:value="6">
            <text:p>6</text:p>
          </table:table-cell>
          <table:table-cell table:style-name="ce30" table:formula="of:=[.B16]*[.$F$1]+[.$C$4]" office:value-type="float" office:value="10.3990560224683">
            <text:p>10.40</text:p>
          </table:table-cell>
          <table:table-cell table:style-name="ce30" table:formula="of:=[.C16]-[.$C$4]" office:value-type="float" office:value="9">
            <text:p>9.00</text:p>
          </table:table-cell>
          <table:table-cell table:style-name="ce30" office:value-type="float" office:value="4.131">
            <text:p>4.13</text:p>
          </table:table-cell>
          <table:table-cell table:style-name="ce30" office:value-type="float" office:value="0.002709">
            <text:p>0.00</text:p>
          </table:table-cell>
          <table:table-cell table:style-name="ce30" table:formula="of:=[.E16]-[.F16]" office:value-type="float" office:value="4.128291">
            <text:p>4.13</text:p>
          </table:table-cell>
          <table:table-cell table:style-name="ce34" table:formula="of:=1/[.C16]" office:value-type="float" office:value="0.0961625745490158">
            <text:p>0.1</text:p>
          </table:table-cell>
          <table:table-cell table:number-columns-repeated="1016"/>
        </table:table-row>
        <table:table-row table:style-name="ro2">
          <table:table-cell/>
          <table:table-cell table:style-name="ce27" office:value-type="float" office:value="7">
            <text:p>7</text:p>
          </table:table-cell>
          <table:table-cell table:style-name="ce30" table:formula="of:=[.B17]*[.$F$1]+[.$C$4]" office:value-type="float" office:value="11.8990560224683">
            <text:p>11.90</text:p>
          </table:table-cell>
          <table:table-cell table:style-name="ce30" table:formula="of:=[.C17]-[.$C$4]" office:value-type="float" office:value="10.5">
            <text:p>10.50</text:p>
          </table:table-cell>
          <table:table-cell table:style-name="ce30" office:value-type="float" office:value="3.74">
            <text:p>3.74</text:p>
          </table:table-cell>
          <table:table-cell table:style-name="ce30" office:value-type="float" office:value="0.004074">
            <text:p>0.00</text:p>
          </table:table-cell>
          <table:table-cell table:style-name="ce30" table:formula="of:=[.E17]-[.F17]" office:value-type="float" office:value="3.735926">
            <text:p>3.74</text:p>
          </table:table-cell>
          <table:table-cell table:style-name="ce34" table:formula="of:=1/[.C17]" office:value-type="float" office:value="0.084040280011436">
            <text:p>0.08</text:p>
          </table:table-cell>
          <table:table-cell table:number-columns-repeated="1016"/>
        </table:table-row>
        <table:table-row table:style-name="ro2">
          <table:table-cell/>
          <table:table-cell table:style-name="ce27" office:value-type="float" office:value="8">
            <text:p>8</text:p>
          </table:table-cell>
          <table:table-cell table:style-name="ce30" table:formula="of:=[.B18]*[.$F$1]+[.$C$4]" office:value-type="float" office:value="13.3990560224683">
            <text:p>13.40</text:p>
          </table:table-cell>
          <table:table-cell table:style-name="ce30" table:formula="of:=[.C18]-[.$C$4]" office:value-type="float" office:value="12">
            <text:p>12.00</text:p>
          </table:table-cell>
          <table:table-cell table:style-name="ce30" office:value-type="float" office:value="3.44">
            <text:p>3.44</text:p>
          </table:table-cell>
          <table:table-cell table:style-name="ce30" office:value-type="float" office:value="0.003619">
            <text:p>0.00</text:p>
          </table:table-cell>
          <table:table-cell table:style-name="ce30" table:formula="of:=[.E18]-[.F18]" office:value-type="float" office:value="3.436381">
            <text:p>3.44</text:p>
          </table:table-cell>
          <table:table-cell table:style-name="ce34" table:formula="of:=1/[.C18]" office:value-type="float" office:value="0.0746321232124967">
            <text:p>0.07</text:p>
          </table:table-cell>
          <table:table-cell table:number-columns-repeated="1016"/>
        </table:table-row>
        <table:table-row table:style-name="ro2">
          <table:table-cell/>
          <table:table-cell table:style-name="ce27" office:value-type="float" office:value="9">
            <text:p>9</text:p>
          </table:table-cell>
          <table:table-cell table:style-name="ce30" table:formula="of:=[.B19]*[.$F$1]+[.$C$4]" office:value-type="float" office:value="14.8990560224683">
            <text:p>14.90</text:p>
          </table:table-cell>
          <table:table-cell table:style-name="ce30" table:formula="of:=[.C19]-[.$C$4]" office:value-type="float" office:value="13.5">
            <text:p>13.50</text:p>
          </table:table-cell>
          <table:table-cell table:style-name="ce30" office:value-type="float" office:value="3.168">
            <text:p>3.17</text:p>
          </table:table-cell>
          <table:table-cell table:style-name="ce30" office:value-type="float" office:value="0.004985">
            <text:p>0.00</text:p>
          </table:table-cell>
          <table:table-cell table:style-name="ce30" table:formula="of:=[.E19]-[.F19]" office:value-type="float" office:value="3.163015">
            <text:p>3.16</text:p>
          </table:table-cell>
          <table:table-cell table:style-name="ce34" table:formula="of:=1/[.C19]" office:value-type="float" office:value="0.0671183461886421">
            <text:p>0.07</text:p>
          </table:table-cell>
          <table:table-cell table:number-columns-repeated="1016"/>
        </table:table-row>
        <table:table-row table:style-name="ro2">
          <table:table-cell/>
          <table:table-cell table:style-name="ce27" office:value-type="float" office:value="10">
            <text:p>10</text:p>
          </table:table-cell>
          <table:table-cell table:style-name="ce30" table:formula="of:=[.B20]*[.$F$1]+[.$C$4]" office:value-type="float" office:value="16.3990560224683">
            <text:p>16.40</text:p>
          </table:table-cell>
          <table:table-cell table:style-name="ce30" table:formula="of:=[.C20]-[.$C$4]" office:value-type="float" office:value="15">
            <text:p>15.00</text:p>
          </table:table-cell>
          <table:table-cell table:style-name="ce30" office:value-type="float" office:value="3.002">
            <text:p>3.00</text:p>
          </table:table-cell>
          <table:table-cell table:style-name="ce30" office:value-type="float" office:value="0.004074">
            <text:p>0.00</text:p>
          </table:table-cell>
          <table:table-cell table:style-name="ce30" table:formula="of:=[.E20]-[.F20]" office:value-type="float" office:value="2.997926">
            <text:p>3.00</text:p>
          </table:table-cell>
          <table:table-cell table:style-name="ce34" table:formula="of:=1/[.C20]" office:value-type="float" office:value="0.0609791196901762">
            <text:p>0.06</text:p>
          </table:table-cell>
          <table:table-cell table:number-columns-repeated="1016"/>
        </table:table-row>
        <table:table-row table:style-name="ro2">
          <table:table-cell/>
          <table:table-cell table:style-name="ce27" office:value-type="float" office:value="12">
            <text:p>12</text:p>
          </table:table-cell>
          <table:table-cell table:style-name="ce30" table:formula="of:=[.B21]*[.$F$1]+[.$C$4]" office:value-type="float" office:value="19.3990560224683">
            <text:p>19.40</text:p>
          </table:table-cell>
          <table:table-cell table:style-name="ce30" table:formula="of:=[.C21]-[.$C$4]" office:value-type="float" office:value="18">
            <text:p>18.00</text:p>
          </table:table-cell>
          <table:table-cell table:style-name="ce30" office:value-type="float" office:value="2.697">
            <text:p>2.70</text:p>
          </table:table-cell>
          <table:table-cell table:style-name="ce30" office:value-type="float" office:value="0.003619">
            <text:p>0.00</text:p>
          </table:table-cell>
          <table:table-cell table:style-name="ce30" table:formula="of:=[.E21]-[.F21]" office:value-type="float" office:value="2.693381">
            <text:p>2.69</text:p>
          </table:table-cell>
          <table:table-cell table:style-name="ce34" table:formula="of:=1/[.C21]" office:value-type="float" office:value="0.0515489000517233">
            <text:p>0.05</text:p>
          </table:table-cell>
          <table:table-cell table:number-columns-repeated="1016"/>
        </table:table-row>
        <table:table-row table:style-name="ro2">
          <table:table-cell/>
          <table:table-cell table:style-name="ce27" office:value-type="float" office:value="14">
            <text:p>14</text:p>
          </table:table-cell>
          <table:table-cell table:style-name="ce30" table:formula="of:=[.B22]*[.$F$1]+[.$C$4]" office:value-type="float" office:value="22.3990560224683">
            <text:p>22.40</text:p>
          </table:table-cell>
          <table:table-cell table:style-name="ce30" table:formula="of:=[.C22]-[.$C$4]" office:value-type="float" office:value="21">
            <text:p>21.00</text:p>
          </table:table-cell>
          <table:table-cell table:style-name="ce30" office:value-type="float" office:value="2.493">
            <text:p>2.49</text:p>
          </table:table-cell>
          <table:table-cell table:style-name="ce30" office:value-type="float" office:value="0.003164">
            <text:p>0.00</text:p>
          </table:table-cell>
          <table:table-cell table:style-name="ce30" table:formula="of:=[.E22]-[.F22]" office:value-type="float" office:value="2.489836">
            <text:p>2.49</text:p>
          </table:table-cell>
          <table:table-cell table:style-name="ce34" table:formula="of:=1/[.C22]" office:value-type="float" office:value="0.0446447385549154">
            <text:p>0.04</text:p>
          </table:table-cell>
          <table:table-cell table:number-columns-repeated="1016"/>
        </table:table-row>
        <table:table-row table:style-name="ro2">
          <table:table-cell/>
          <table:table-cell table:style-name="ce27" office:value-type="float" office:value="16">
            <text:p>16</text:p>
          </table:table-cell>
          <table:table-cell table:style-name="ce30" table:formula="of:=[.B23]*[.$F$1]+[.$C$4]" office:value-type="float" office:value="25.3990560224683">
            <text:p>25.40</text:p>
          </table:table-cell>
          <table:table-cell table:style-name="ce30" table:formula="of:=[.C23]-[.$C$4]" office:value-type="float" office:value="24">
            <text:p>24.00</text:p>
          </table:table-cell>
          <table:table-cell table:style-name="ce30" office:value-type="float" office:value="2.348">
            <text:p>2.35</text:p>
          </table:table-cell>
          <table:table-cell table:style-name="ce30" office:value-type="float" office:value="0.002709">
            <text:p>0.00</text:p>
          </table:table-cell>
          <table:table-cell table:style-name="ce30" table:formula="of:=[.E23]-[.F23]" office:value-type="float" office:value="2.345291">
            <text:p>2.35</text:p>
          </table:table-cell>
          <table:table-cell table:style-name="ce34" table:formula="of:=1/[.C23]" office:value-type="float" office:value="0.0393715419626378">
            <text:p>0.04</text:p>
          </table:table-cell>
          <table:table-cell table:number-columns-repeated="1016"/>
        </table:table-row>
        <table:table-row table:style-name="ro2">
          <table:table-cell/>
          <table:table-cell table:style-name="ce27" office:value-type="float" office:value="18">
            <text:p>18</text:p>
          </table:table-cell>
          <table:table-cell table:style-name="ce30" table:formula="of:=[.B24]*[.$F$1]+[.$C$4]" office:value-type="float" office:value="28.3990560224683">
            <text:p>28.40</text:p>
          </table:table-cell>
          <table:table-cell table:style-name="ce30" table:formula="of:=[.C24]-[.$C$4]" office:value-type="float" office:value="27">
            <text:p>27.00</text:p>
          </table:table-cell>
          <table:table-cell table:style-name="ce30" office:value-type="float" office:value="2.224">
            <text:p>2.22</text:p>
          </table:table-cell>
          <table:table-cell table:style-name="ce30" office:value-type="float" office:value="0.001799">
            <text:p>0.00</text:p>
          </table:table-cell>
          <table:table-cell table:style-name="ce30" table:formula="of:=[.E24]-[.F24]" office:value-type="float" office:value="2.222201">
            <text:p>2.22</text:p>
          </table:table-cell>
          <table:table-cell table:style-name="ce34" table:formula="of:=1/[.C24]" office:value-type="float" office:value="0.0352124380193777">
            <text:p>0.04</text:p>
          </table:table-cell>
          <table:table-cell table:number-columns-repeated="1016"/>
        </table:table-row>
        <table:table-row table:style-name="ro2">
          <table:table-cell/>
          <table:table-cell table:style-name="ce27" office:value-type="float" office:value="20">
            <text:p>20</text:p>
          </table:table-cell>
          <table:table-cell table:style-name="ce30" table:formula="of:=[.B25]*[.$F$1]+[.$C$4]" office:value-type="float" office:value="31.3990560224683">
            <text:p>31.40</text:p>
          </table:table-cell>
          <table:table-cell table:style-name="ce30" table:formula="of:=[.C25]-[.$C$4]" office:value-type="float" office:value="30">
            <text:p>30.00</text:p>
          </table:table-cell>
          <table:table-cell table:style-name="ce30" office:value-type="float" office:value="2.124">
            <text:p>2.12</text:p>
          </table:table-cell>
          <table:table-cell table:style-name="ce30" office:value-type="float" office:value="0.00453">
            <text:p>0.00</text:p>
          </table:table-cell>
          <table:table-cell table:style-name="ce30" table:formula="of:=[.E25]-[.F25]" office:value-type="float" office:value="2.11947">
            <text:p>2.12</text:p>
          </table:table-cell>
          <table:table-cell table:style-name="ce34" table:formula="of:=1/[.C25]" office:value-type="float" office:value="0.0318480912064499">
            <text:p>0.03</text:p>
          </table:table-cell>
          <table:table-cell table:number-columns-repeated="1016"/>
        </table:table-row>
        <table:table-row table:style-name="ro1" table:number-rows-repeated="6551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none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non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integer-digits="3" number:min-exponent-digits="1"/>
    </number:number-style>
    <number:number-style style:name="N117">
      <number:number number:decimal-places="3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7" number:min-integer-digits="1"/>
    </number:number-style>
    <number:number-style style:name="N122">
      <number:number number:decimal-places="1" number:min-integer-digits="1"/>
    </number:number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first-page-number="continue" style:scale-to-X="1" style:scale-to-Y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-X="1" style:scale-to-Y="1" style:writing-mode="lr-tb"/>
      <style:header-style>
        <style:header-footer-properties fo:min-height="0.25cm" fo:margin-left="0cm" fo:margin-right="0cm" fo:margin-bottom="0cm"/>
      </style:header-style>
      <style:footer-style>
        <style:header-footer-properties fo:min-height="0.2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style:region-left>
          <text:p><text:title>???</text:title></text:p>
          <text:p/>
        </style:region-left>
        <style:region-right>
          <text:p><text:sheet-name>???</text:sheet-name></text:p>
          <text:p/>
        </style:region-right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9">09/11/2017</text:date>, <text:time>17:57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>
        <style:region-left>
          <text:p><text:title>???</text:title></text:p>
          <text:p/>
        </style:region-left>
        <style:region-right>
          <text:p><text:sheet-name>???</text:sheet-name></text:p>
          <text:p/>
        </style:region-right>
      </style:header>
      <style:header-left style:display="false"/>
      <style:footer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7-11-09T16:32:03</meta:creation-date>
    <meta:editing-cycles>4</meta:editing-cycles>
    <meta:editing-duration>PT01H25M03S</meta:editing-duration>
    <meta:generator>OpenOffice.org/3.1$Unix OpenOffice.org_project/310m19$Build-9420</meta:generator>
    <dc:date>2017-11-09T17:57:00</dc:date>
    <dc:creator>Laboratorio Fisica</dc:creator>
    <meta:document-statistic meta:table-count="2" meta:cell-count="275" meta:object-count="2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20">
      <number:number number: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regression-type="linear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svg:stroke-width="0cm" svg:stroke-color="#ffd320"/>
    </style:style>
    <style:style style:name="ch11" style:family="chart" style:data-style-name="N120"/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645cm" svg:height="6.394cm" chart:class="chart:scatter" chart:style-name="ch1">
        <chart:legend chart:legend-position="end" svg:x="10.296cm" svg:y="2.569cm" chart:style-name="ch2"/>
        <chart:plot-area chart:style-name="ch3" table:cell-range-address="'Scansione in ddp'.A3:'Scansione in ddp'.A8 'Scansione in ddp'.F1:'Scansione in ddp'.F1 'Scansione in ddp'.F3:'Scansione in ddp'.F8" chart:data-source-has-labels="row" svg:x="0.799cm" svg:y="0.377cm" svg:width="9.511cm" svg:height="6.006cm">
          <chart:axis chart:dimension="x" chart:name="primary-x" chart:style-name="ch4">
            <chart:title svg:x="0.152cm" svg:y="3.114cm" chart:style-name="ch5">
              <text:p>Q(nC)</text:p>
            </chart:title>
          </chart:axis>
          <chart:axis chart:dimension="x" chart:name="secondary-x" chart:style-name="ch6">
            <chart:title svg:x="5.18cm" svg:y="5.952cm" chart:style-name="ch7">
              <text:p>V(V)</text:p>
            </chart:title>
          </chart:axis>
          <chart:axis chart:dimension="y" chart:name="primary-y" chart:style-name="ch4">
            <chart:grid chart:style-name="ch8" chart:class="major"/>
          </chart:axis>
          <chart:series chart:style-name="ch9" chart:values-cell-range-address="'Scansione in ddp'.F3:'Scansione in ddp'.F8" chart:label-cell-address="'Scansione in ddp'.F1:'Scansione in ddp'.F1" chart:class="chart:scatter">
            <chart:domain table:cell-range-address="'Scansione in ddp'.A3:'Scansione in ddp'.A8"/>
            <chart:regression-curve chart:style-name="ch10">
              <chart:equation chart:display-r-square="true" svg:x="10.355cm" svg:y="1.096cm" chart:style-name="ch11"/>
            </chart:regression-curve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 text:id="'Scansione in ddp'.F1:'Scansione in ddp'.F1"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">
                <text:p text:id="'Scansione in ddp'.A3:'Scansione in ddp'.A8">60</text:p>
              </table:table-cell>
              <table:table-cell office:value-type="float" office:value="19.31456">
                <text:p text:id="'Scansione in ddp'.F3:'Scansione in ddp'.F8">19.3145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19.072285">
                <text:p>19.072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16.09274">
                <text:p>16.092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12.555015">
                <text:p>12.5550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8.615015">
                <text:p>8.6150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4.289015">
                <text:p>4.2890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auto-position="true" chart:treat-empty-cells="ignore" chart:spline-order="3" chart:right-angled-axes="true" chart:regression-type="linear"/>
    </style:style>
    <style:style style:name="ch4" style:family="chart" style:data-style-name="N2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svg:stroke-width="0cm"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166cm" svg:height="12.87cm" chart:class="chart:scatter" chart:style-name="ch1">
        <chart:legend chart:legend-position="end" svg:x="7.567cm" svg:y="5.648cm" chart:style-name="ch2"/>
        <chart:plot-area chart:style-name="ch3" table:cell-range-address="'Scansione in posizione'.G3:'Scansione in posizione'.H25" chart:data-source-has-labels="row" svg:x="0.203cm" svg:y="0.257cm" svg:width="7.779cm" svg:height="12.094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cansione in posizione'.H4:'Scansione in posizione'.H25" chart:label-cell-address="'Scansione in posizione'.H3:'Scansione in posizione'.H3" chart:class="chart:scatter">
            <chart:domain table:cell-range-address="'Scansione in posizione'.G4:'Scansione in posizione'.G25"/>
            <chart:regression-curve chart:style-name="ch8"/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G</text:p>
              </table:table-cell>
              <table:table-cell office:value-type="string">
                <text:p text:id="'Scansione in posizione'.H3:'Scansione in posizione'.H3">1/d (mm^-1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.31456">
                <text:p text:id="'Scansione in posizione'.G4:'Scansione in posizione'.G25">19.31456</text:p>
              </table:table-cell>
              <table:table-cell office:value-type="float" office:value="0.714767660437025">
                <text:p text:id="'Scansione in posizione'.H4:'Scansione in posizione'.H25">0.71476766043702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.307746">
                <text:p>19.307746</text:p>
              </table:table-cell>
              <table:table-cell office:value-type="float" office:value="0.465320582406897">
                <text:p>0.4653205824068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.31183">
                <text:p>15.31183</text:p>
              </table:table-cell>
              <table:table-cell office:value-type="float" office:value="0.344939867408489">
                <text:p>0.3449398674084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.095015">
                <text:p>11.095015</text:p>
              </table:table-cell>
              <table:table-cell office:value-type="float" office:value="0.274043476954782">
                <text:p>0.2740434769547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96565">
                <text:p>8.96565</text:p>
              </table:table-cell>
              <table:table-cell office:value-type="float" office:value="0.227321496905807">
                <text:p>0.2273214969058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64056">
                <text:p>7.64056</text:p>
              </table:table-cell>
              <table:table-cell office:value-type="float" office:value="0.194210355380952">
                <text:p>0.1942103553809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682836">
                <text:p>6.682836</text:p>
              </table:table-cell>
              <table:table-cell office:value-type="float" office:value="0.169518647761812">
                <text:p>0.1695186477618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996836">
                <text:p>5.996836</text:p>
              </table:table-cell>
              <table:table-cell office:value-type="float" office:value="0.150397288971672">
                <text:p>0.1503972889716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426746">
                <text:p>5.426746</text:p>
              </table:table-cell>
              <table:table-cell office:value-type="float" office:value="0.135152375784608">
                <text:p>0.1351523757846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008746">
                <text:p>5.008746</text:p>
              </table:table-cell>
              <table:table-cell office:value-type="float" office:value="0.122713599862712">
                <text:p>0.1227135998627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66047">
                <text:p>4.66047</text:p>
              </table:table-cell>
              <table:table-cell office:value-type="float" office:value="0.112371469229456">
                <text:p>0.1123714692294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37156">
                <text:p>4.37156</text:p>
              </table:table-cell>
              <table:table-cell office:value-type="float" office:value="0.103637080940503">
                <text:p>0.1036370809405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128291">
                <text:p>4.128291</text:p>
              </table:table-cell>
              <table:table-cell office:value-type="float" office:value="0.0961625745490158">
                <text:p>0.09616257454901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735926">
                <text:p>3.735926</text:p>
              </table:table-cell>
              <table:table-cell office:value-type="float" office:value="0.084040280011436">
                <text:p>0.0840402800114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436381">
                <text:p>3.436381</text:p>
              </table:table-cell>
              <table:table-cell office:value-type="float" office:value="0.0746321232124967">
                <text:p>0.07463212321249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163015">
                <text:p>3.163015</text:p>
              </table:table-cell>
              <table:table-cell office:value-type="float" office:value="0.0671183461886421">
                <text:p>0.06711834618864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997926">
                <text:p>2.997926</text:p>
              </table:table-cell>
              <table:table-cell office:value-type="float" office:value="0.0609791196901762">
                <text:p>0.06097911969017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693381">
                <text:p>2.693381</text:p>
              </table:table-cell>
              <table:table-cell office:value-type="float" office:value="0.0515489000517233">
                <text:p>0.05154890005172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489836">
                <text:p>2.489836</text:p>
              </table:table-cell>
              <table:table-cell office:value-type="float" office:value="0.0446447385549154">
                <text:p>0.04464473855491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345291">
                <text:p>2.345291</text:p>
              </table:table-cell>
              <table:table-cell office:value-type="float" office:value="0.0393715419626378">
                <text:p>0.03937154196263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222201">
                <text:p>2.222201</text:p>
              </table:table-cell>
              <table:table-cell office:value-type="float" office:value="0.0352124380193777">
                <text:p>0.03521243801937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1947">
                <text:p>2.11947</text:p>
              </table:table-cell>
              <table:table-cell office:value-type="float" office:value="0.0318480912064499">
                <text:p>0.03184809120644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